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officeooo:rsid="0012ba8a" officeooo:paragraph-rsid="001418f8" style:font-size-asian="14pt" style:font-size-complex="14pt"/>
    </style:style>
    <style:style style:name="T1" style:family="text">
      <style:text-properties officeooo:rsid="001418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Κατασκευάζω 4 δομές (hashtable,caselist,avl_tree,heap) και μερικές από αυτές συνδέονται μεταξύ τους (βλέπε hashtable→avl_tree→caselist , heap→avl_tree) . Στο hashtable περιέχεται το Bucketlist που είναι μία λίστα από Bucket τα οποία έχουν μέσα τους BucketMember τα οποία έχουν είτε την ασθένει είτε τη χώρα ανάλογα τη περίπτση και τη ρίζα του avl_tree. Στο <text:s/>avl_tree περιέχονται οι κόμβοι του ( avl_node ) τα οποία δείχνουν σε ένα κόμβο της λίστας με τις υποθέσεις που πήραμε απο το αρχείο που δίνεται στη γραμμή εντολών (caselist-&gt;caselist_node) , το ύψος που βρίσκονται και τις ημερομηνίες εισόδου όπως στο σχήμα της εκφώνησης . Επίσης το δέντρο κρατά τους συνολικούς κόμβους που τους χρησιμοποιώ σε κάποιες λειτουργίες του προγράμματος. Το caselist όπως είπαμε περιέχει μία λίστα με όλες τις ιατρικές υποθέσεις που διαβάσαμε και υπάρχουν στους κόμβους του <text:s/>( caselist_node ). <text:s/><text:span text:style-name="T1">Τέλος το <text:s/></text:span>heap <text:span text:style-name="T1">έχει και αυτό τους δικούς του κόμβους και λειτουργίες , οι κόμβοι του ονομάζονται Heap_element και κρατάνε το δεξί κόμβο τους,τον αριστερό αλλά και το γονιό τους τα οποία βοηθάνε στην εκτέλεση της λειτουργίας του σωρού, όπως επίσης και το key που είναι ο αριθμός των θυμάτων και το disease_country που είναι ανάλογα με το λόγο που χρησιμοποιούμε το σώρο η χώρα ή η ασθένεια. Το <text:s/></text:span>heap <text:span text:style-name="T1">κρατάει τη ρίζα του, τον αριθμό των κόμβων και το τελευταίο στοιχείο που μπήκε στο σωρό εκτός των άλλων. Το πρόγραμμα λειτουργεί ακριβώς όπως προβλέπεται στην εκφώνηση , με εξαίρεση τη γραμμή εντολών που έχει μία ευελιξία στη σειρά που θα δώσετε τις μεταβλητές. Πέρα του αρχείου αυτού θα βρείτε και σχόλια εντός του κώδικα που εξηγούν κομμάτια αυτου. Τέλος δε περιέχεται κάποιο αρχείο που να μπορείτε να δώσετε ως είσοδο οπότε θα πρέπει να χρησιμοποιήσετε κάποιο δικό σας.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23:51:40.269491821</meta:creation-date>
    <dc:date>2020-03-31T00:15:22.978012554</dc:date>
    <meta:editing-duration>PT10M18S</meta:editing-duration>
    <meta:editing-cycles>2</meta:editing-cycles>
    <meta:generator>LibreOffice/6.0.7.3$Linux_X86_64 LibreOffice_project/00m0$Build-3</meta:generator>
    <meta:document-statistic meta:table-count="0" meta:image-count="0" meta:object-count="0" meta:page-count="1" meta:paragraph-count="1" meta:word-count="282" meta:character-count="1753" meta:non-whitespace-character-count="1465"/>
  </office:meta>
</office:document-meta>
</file>